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draw:textarea-horizontal-align="justify" draw:textarea-vertical-align="middle" draw:auto-grow-height="false" fo:min-height="1.376cm" fo:min-width="4.326cm"/>
    </style:style>
    <style:style style:name="gr3" style:family="graphic">
      <style:graphic-properties draw:textarea-horizontal-align="justify" draw:textarea-vertical-align="middle" draw:auto-grow-height="false" fo:min-height="1.376cm" fo:min-width="4.526cm"/>
    </style:style>
    <style:style style:name="gr4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78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6cm"/>
    </style:style>
    <style:style style:name="gr7" style:family="graphic" style:parent-style-name="standard">
      <style:graphic-properties draw:textarea-horizontal-align="justify" draw:textarea-vertical-align="middle" draw:auto-grow-height="false" fo:min-height="1.376cm" fo:min-width="4.126cm"/>
    </style:style>
    <style:style style:name="gr8" style:family="graphic" style:parent-style-name="objectwithoutfill">
      <style:graphic-properties draw:stroke="dash" draw:stroke-dash="Fine_20_Dashed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textarea-horizontal-align="justify" draw:textarea-vertical-align="middle" draw:auto-grow-height="false" fo:min-height="1.376cm" fo:min-width="5.526cm"/>
    </style:style>
    <style:style style:name="gr10" style:family="graphic" style:parent-style-name="standard">
      <style:graphic-properties draw:textarea-horizontal-align="justify" draw:textarea-vertical-align="middle" draw:auto-grow-height="false" fo:min-height="1.376cm" fo:min-width="5.326cm"/>
    </style:style>
    <style:style style:name="gr11" style:family="graphic">
      <style:graphic-properties draw:textarea-horizontal-align="justify" draw:textarea-vertical-align="middle" draw:auto-grow-height="false" fo:min-height="1.376cm" fo:min-width="5.526cm"/>
    </style:style>
    <style:style style:name="gr12" style:family="graphic">
      <style:graphic-properties draw:textarea-horizontal-align="justify" draw:textarea-vertical-align="middle" draw:auto-grow-height="false" fo:min-height="1.376cm" fo:min-width="5.326cm"/>
    </style:style>
    <style:style style:name="pr1" style:family="presentation" style:parent-style-name="Inspiration-subtitle">
      <style:graphic-properties draw:fill-color="#ffffff" draw:auto-grow-height="true" fo:min-height="12.179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_5f_-title">
      <style:graphic-properties fo:min-height="2cm"/>
    </style:style>
    <style:style style:name="pr4" style:family="presentation" style:parent-style-name="Inspiration_5f_-notes">
      <style:graphic-properties draw:fill-color="#ffffff" fo:min-height="14cm"/>
    </style:style>
    <style:style style:name="pr5" style:family="presentation" style:parent-style-name="Inspiration_5f_-outline1">
      <style:graphic-properties fo:min-height="11.929cm"/>
    </style:style>
    <style:style style:name="pr6" style:family="presentation" style:parent-style-name="Inspiration_5f_-subtitle">
      <style:graphic-properties draw:fill-color="#ffffff" fo:min-height="12.179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outline1">
      <style:graphic-properties fo:min-height="11.929cm"/>
    </style:style>
    <style:style style:name="pr9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  <style:text-properties fo:font-size="28pt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text-properties fo:color="#0000ff" fo:font-size="28pt"/>
    </style:style>
    <style:style style:name="P5" style:family="paragraph">
      <style:text-properties fo:color="#0000ff" fo:font-size="28pt" style:font-size-asian="28pt" style:font-size-complex="28pt"/>
    </style:style>
    <style:style style:name="P6" style:family="paragraph">
      <style:text-properties fo:font-size="29.3999996185303pt"/>
    </style:style>
    <style:style style:name="P7" style:family="paragraph">
      <style:text-properties style:font-name="Courier 10 Pitch"/>
    </style:style>
    <style:style style:name="P8" style:family="paragraph">
      <style:text-properties fo:color="#0000ff" style:font-name="Courier 10 Pitch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use-window-font-color="true" fo:font-size="28pt" style:font-size-asian="28pt" style:font-size-complex="28pt"/>
    </style:style>
    <style:style style:name="T3" style:family="text">
      <style:text-properties fo:color="#0000ff" style:font-name="Courier 10 Pitch"/>
    </style:style>
    <style:style style:name="T4" style:family="text">
      <style:text-properties style:font-name="Courier 10 Pitch"/>
    </style:style>
    <style:style style:name="T5" style:family="text">
      <style:text-properties style:use-window-font-color="true" style:font-name="Courier 10 Pitch"/>
    </style:style>
    <style:style style:name="T6" style:family="text">
      <style:text-properties fo:color="#000000" style:font-name="Courier 10 Pitch"/>
    </style:style>
    <style:style style:name="T7" style:family="text">
      <style:text-properties fo:color="#800080" style:font-name="Courier 10 Pitch"/>
    </style:style>
    <style:style style:name="T8" style:family="text">
      <style:text-properties fo:color="#0000ff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2cm" svg:height="12.179cm" svg:x="1.4cm" svg:y="5cm" presentation:class="subtitle">
          <draw:text-box>
            <text:p>Compiling Large Projects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_5f_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ompiling from Source</text:p>
          </draw:text-box>
        </draw:frame>
        <draw:custom-shape draw:style-name="gr2" draw:text-style-name="P2" xml:id="id1" draw:id="id1" draw:layer="Layout" svg:width="5cm" svg:height="1.8cm" svg:x="6.8cm" svg:y="5.999cm">
          <text:p text:style-name="P1"><text:span text:style-name="T1">Configur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5cm" svg:height="1.8cm" svg:x="6.8cm" svg:y="9.334cm">
          <text:p text:style-name="P1"><text:span text:style-name="T1">Bui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5.2cm" svg:height="1.8cm" svg:x="6.7cm" svg:y="16cm">
          <text:p text:style-name="P1"><text:span text:style-name="T1">Inst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xml:id="id13" draw:id="id13" draw:layer="layout" draw:type="line" svg:x1="9.3cm" svg:y1="7.799cm" svg:x2="9.3cm" svg:y2="9.334cm" draw:start-shape="id1" draw:start-glue-point="2" draw:end-shape="id2" svg:d="M9300 7799v1535" svg:viewBox="0 0 1 1536">
          <text:p/>
        </draw:connector>
        <draw:connector draw:style-name="gr4" draw:text-style-name="P3" xml:id="id19" draw:id="id19" draw:layer="layout" draw:type="line" svg:x1="9.3cm" svg:y1="11.134cm" svg:x2="9.3cm" svg:y2="16cm" draw:start-shape="id2" draw:start-glue-point="2" draw:end-shape="id3" draw:end-glue-point="0" svg:d="M9300 11134v4866" svg:viewBox="0 0 1 4867">
          <text:p/>
        </draw:connector>
        <draw:frame draw:style-name="gr5" draw:text-style-name="P5" draw:layer="layout" svg:width="6.281cm" svg:height="1.352cm" svg:x="12.119cm" svg:y="6.2cm">
          <draw:text-box>
            <text:p xml:id="id12" text:id="id12" text:style-name="P4"><text:span text:style-name="T2">$</text:span><text:span text:style-name="T1"> ./configure</text:span></text:p>
          </draw:text-box>
        </draw:frame>
        <draw:frame draw:style-name="gr6" draw:text-style-name="P5" draw:layer="layout" svg:width="6.56cm" svg:height="1.352cm" svg:x="12.2cm" svg:y="16.2cm">
          <draw:text-box>
            <text:p xml:id="id18" text:id="id18" text:style-name="P4"><text:span text:style-name="T2">$</text:span><text:span text:style-name="T1"> make install</text:span></text:p>
          </draw:text-box>
        </draw:frame>
        <draw:custom-shape draw:style-name="gr7" draw:text-style-name="P2" xml:id="id4" draw:id="id4" draw:layer="layout" svg:width="4.8cm" svg:height="1.8cm" svg:x="11.8cm" svg:y="12.668cm">
          <text:p text:style-name="P1"><text:span text:style-name="T1">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753cm" svg:height="1.352cm" svg:x="12.1cm" svg:y="9.548cm">
          <draw:text-box>
            <text:p xml:id="id14" text:id="id14" text:style-name="P4"><text:span text:style-name="T2">$</text:span><text:span text:style-name="T1"> make</text:span></text:p>
          </draw:text-box>
        </draw:frame>
        <draw:frame draw:style-name="gr6" draw:text-style-name="P5" draw:layer="layout" svg:width="6.615cm" svg:height="1.352cm" svg:x="16.9cm" svg:y="12.9cm">
          <draw:text-box>
            <text:p xml:id="id16" text:id="id16" text:style-name="P4"><text:span text:style-name="T2">$</text:span><text:span text:style-name="T1"> make check</text:span></text:p>
          </draw:text-box>
        </draw:frame>
        <draw:connector draw:style-name="gr8" draw:text-style-name="P3" xml:id="id15" draw:id="id15" draw:layer="layout" draw:type="line" svg:x1="9.3cm" svg:y1="11.134cm" svg:x2="14.2cm" svg:y2="12.668cm" draw:start-shape="id2" draw:start-glue-point="2" draw:end-shape="id4" draw:end-glue-point="0" svg:d="M9300 11134l4900 1534" svg:viewBox="0 0 4901 1535">
          <text:p/>
        </draw:connector>
        <draw:connector draw:style-name="gr8" draw:text-style-name="P3" xml:id="id17" draw:id="id17" draw:layer="layout" draw:type="line" svg:x1="14.2cm" svg:y1="14.468cm" svg:x2="9.3cm" svg:y2="16cm" draw:start-shape="id4" draw:start-glue-point="2" draw:end-shape="id3" draw:end-glue-point="0" svg:d="M14200 14468l-4900 1532" svg:viewBox="0 0 4901 153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_5f_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onfigur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Takes user preferences on command line</text:p>
                <text:list>
                  <text:list-item>
                    <text:p><text:span text:style-name="T3">--prefix=&lt;path&gt;</text:span> option sets installation folder</text:p>
                  </text:list-item>
                  <text:list-item>
                    <text:p><text:span text:style-name="T3">--help</text:span> for full set of options</text:p>
                  </text:list-item>
                </text:list>
              </text:list-item>
              <text:list-item>
                <text:p>Searches for libraries installed on the system</text:p>
              </text:list-item>
              <text:list-item>
                <text:p>Checks for availability of various library functions</text:p>
              </text:list-item>
              <text:list-item>
                <text:p>Checks for compiler flags</text:p>
              </text:list-item>
              <text:list-item>
                <text:p>Checks for language capabilities</text:p>
              </text:list-item>
              <text:list-item>
                <text:p>Makes results available to program being compil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_5f_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Build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Compile and create executables</text:p>
                <text:list>
                  <text:list-item>
                    <text:p>Compile sources into object files</text:p>
                  </text:list-item>
                  <text:list-item>
                    <text:p>Link object files into libraries/executabl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_5f_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est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Objective is to verify that build was done properly</text:p>
              </text:list-item>
              <text:list-item>
                <text:p>Compile automated test cases</text:p>
              </text:list-item>
              <text:list-item>
                <text:p>Execute relevant automated test cases</text:p>
              </text:list-item>
              <text:list-item>
                <text:p>Report any failu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_5f_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Instal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Use prefix specified during configure step</text:p>
              </text:list-item>
              <text:list-item>
                <text:p>Install</text:p>
                <text:list>
                  <text:list-item>
                    <text:p>Binaries to <text:span text:style-name="T3">&lt;prefix&gt;/bin</text:span></text:p>
                  </text:list-item>
                  <text:list-item>
                    <text:p>Libraries to <text:span text:style-name="T3">&lt;prefix&gt;/lib</text:span></text:p>
                  </text:list-item>
                  <text:list-item>
                    <text:p>Data to <text:span text:style-name="T3">&lt;prefix&gt;/share</text:span></text:p>
                  </text:list-item>
                  <text:list-item>
                    <text:p>Man pages to <text:span text:style-name="T3">&lt;prefix&gt;/man</text:span></text:p>
                  </text:list-item>
                  <text:list-item>
                    <text:p>Configuration to <text:span text:style-name="T3">&lt;prefix&gt;/etc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_5f_" presentation:presentation-page-layout-name="AL1T0">
        <office:forms form:automatic-focus="false" form:apply-design-mode="false"/>
        <draw:frame presentation:style-name="pr6" draw:layer="layout" svg:width="25.2cm" svg:height="12.179cm" svg:x="1.4cm" svg:y="5cm" presentation:class="subtitle">
          <draw:text-box>
            <text:p>Example: Compiling “ls” comman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_5f_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0. Create Working Directory</text:p>
          </draw:text-box>
        </draw:frame>
        <draw:frame presentation:style-name="pr5" draw:text-style-name="P7" draw:layer="layout" svg:width="25.2cm" svg:height="14cm" svg:x="1.4cm" svg:y="5cm" presentation:class="outline" presentation:user-transformed="true">
          <draw:text-box>
            <text:p text:style-name="P7"><text:span text:style-name="T4">kirk@ent:~$ </text:span><text:span text:style-name="T3">mkdir tmp</text:span></text:p>
            <text:p text:style-name="P7"><text:span text:style-name="T5">kirk@ent:~$</text:span><text:span text:style-name="T3"> cd tmp </text:span></text:p>
            <text:p text:style-name="P7"><text:span text:style-name="T6">kirk@ent:~/tmp$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_5f_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1. Download GNU Coreutils</text:p>
          </draw:text-box>
        </draw:frame>
        <draw:frame presentation:style-name="pr5" draw:text-style-name="P7" draw:layer="layout" svg:width="25.2cm" svg:height="14cm" svg:x="1.4cm" svg:y="5cm" presentation:class="outline" presentation:user-transformed="true">
          <draw:text-box>
            <text:p text:style-name="P7"><text:span text:style-name="T4">kirk@ent:~/tmp$ </text:span><text:span text:style-name="T3">wget http://ftp.gnu.org/gnu/coreutils/coreutils-8.23.tar.xz</text:span></text:p>
            <text:p text:style-name="P7"><text:span text:style-name="T7">...</text:span></text:p>
            <text:p text:style-name="P7"><text:span text:style-name="T7">Connecting to ftp.gnu.org... connected.</text:span></text:p>
            <text:p text:style-name="P7"><text:span text:style-name="T7">HTTP request sent, awaiting response... 200 OK</text:span></text:p>
            <text:p text:style-name="P7"><text:span text:style-name="T7">Length: 5375612 (5.1M) [application/x-xz]</text:span></text:p>
            <text:p text:style-name="P7"><text:span text:style-name="T7">Saving to: ‘coreutils-8.23.tar.xz’</text:span></text:p>
            <text:p text:style-name="P7"><text:span text:style-name="T7"/></text:p>
            <text:p text:style-name="P7"><text:span text:style-name="T7">100%[====================&gt;] 53,75,612 <text:s text:c="3"/>205KB/s <text:s text:c="2"/>in 31s</text:span></text:p>
            <text:p text:style-name="P7"><text:span text:style-name="T7"/></text:p>
            <text:p text:style-name="P7"><text:span text:style-name="T7">‘</text:span><text:span text:style-name="T7">coreutils-8.23.tar.xz’ saved [5375612/5375612]</text:span></text:p>
            <text:p text:style-name="P7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_5f_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2. Uncompress the Tarball</text:p>
          </draw:text-box>
        </draw:frame>
        <draw:frame presentation:style-name="pr5" draw:text-style-name="P7" draw:layer="layout" svg:width="25.2cm" svg:height="14cm" svg:x="1.4cm" svg:y="5cm" presentation:class="outline" presentation:user-transformed="true">
          <draw:text-box>
            <text:p text:style-name="P7"><text:span text:style-name="T4">kirk@ent:~/tmp$ </text:span><text:span text:style-name="T3">tar -xf coreutils-8.23.tar.xz</text:span></text:p>
            <text:p text:style-name="P7"><text:span text:style-name="T5">kirk@ent:~/tmp$</text:span><text:span text:style-name="T7"> </text:span><text:span text:style-name="T3">ls</text:span></text:p>
            <text:p text:style-name="P7"><text:span text:style-name="T7">coreutils-8.23 <text:s/>coreutils-8.23.tar.xz</text:span></text:p>
            <text:p text:style-name="P7"><text:span text:style-name="T6">kirk@ent:~/tmp$</text:span><text:span text:style-name="T7"> </text:span><text:span text:style-name="T3">cd coreutils-8.23</text:span></text:p>
            <text:p text:style-name="P7"><text:span text:style-name="T6">kirk@ent:~/tmp/coreutils-8.23$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_5f_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3. Configure the Source</text:p>
          </draw:text-box>
        </draw:frame>
        <draw:frame presentation:style-name="pr5" draw:text-style-name="P7" draw:layer="layout" svg:width="25.2cm" svg:height="14cm" svg:x="1.4cm" svg:y="5cm" presentation:class="outline" presentation:user-transformed="true">
          <draw:text-box>
            <text:p text:style-name="P7"><text:span text:style-name="T4">$ </text:span><text:span text:style-name="T3">./configure --prefix=/home/kirk/tmp/install</text:span></text:p>
            <text:p text:style-name="P7"><text:span text:style-name="T7">checking for a BSD-compatible install... /usr/bin/install -c</text:span></text:p>
            <text:p text:style-name="P7"><text:span text:style-name="T7">checking whether build environment is sane... yes</text:span></text:p>
            <text:p text:style-name="P7"><text:span text:style-name="T7"/></text:p>
            <text:p text:style-name="P7"><text:span text:style-name="T7">...</text:span></text:p>
            <text:p text:style-name="P7"><text:span text:style-name="T7"/></text:p>
            <text:p text:style-name="P7"><text:span text:style-name="T7">config.status: creating Makefile</text:span></text:p>
            <text:p text:style-name="P7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_5f_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4. Build the Source</text:p>
          </draw:text-box>
        </draw:frame>
        <draw:frame presentation:style-name="pr5" draw:text-style-name="P7" draw:layer="layout" svg:width="25.2cm" svg:height="14cm" svg:x="1.4cm" svg:y="5cm" presentation:class="outline" presentation:user-transformed="true">
          <draw:text-box>
            <text:p text:style-name="P7"><text:span text:style-name="T4">$ </text:span><text:span text:style-name="T3">make</text:span></text:p>
            <text:p text:style-name="P7"><text:span text:style-name="T7">...</text:span></text:p>
            <text:p text:style-name="P7"><text:span text:style-name="T7"><text:s text:c="2"/></text:span><text:span text:style-name="T7">CC <text:s text:c="6"/>src/ls-ls.o</text:span></text:p>
            <text:p text:style-name="P7"><text:span text:style-name="T7"><text:s text:c="2"/></text:span><text:span text:style-name="T7">CCLD <text:s text:c="4"/>src/ls</text:span></text:p>
            <text:p text:style-name="P7"><text:span text:style-name="T7">...</text:span></text:p>
            <text:p text:style-name="P7"><text:span text:style-name="T7">make[1]: Leaving directory '/home/kirk/tmp/coreutils-8.23'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_5f_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4. Test the Build</text:p>
          </draw:text-box>
        </draw:frame>
        <draw:frame presentation:style-name="pr5" draw:text-style-name="P7" draw:layer="layout" svg:width="25.2cm" svg:height="14cm" svg:x="1.4cm" svg:y="5cm" presentation:class="outline" presentation:user-transformed="true">
          <draw:text-box>
            <text:p text:style-name="P7"><text:span text:style-name="T4">$ </text:span><text:span text:style-name="T3">make check</text:span></text:p>
            <text:p text:style-name="P7"><text:span text:style-name="T7">...</text:span></text:p>
            <text:p text:style-name="P7"><text:span text:style-name="T7">SKIP: tests/tail-2/inotify-rotate.sh</text:span></text:p>
            <text:p text:style-name="P7"><text:span text:style-name="T7">PASS: tests/chmod/no-x.sh</text:span></text:p>
            <text:p text:style-name="P7"><text:span text:style-name="T7">...</text:span></text:p>
            <text:p text:style-name="P7"><text:span text:style-name="T7"># TOTAL: 306</text:span></text:p>
            <text:p text:style-name="P7"><text:span text:style-name="T7"># PASS: <text:s/>271</text:span></text:p>
            <text:p text:style-name="P7"><text:span text:style-name="T7"># SKIP: <text:s/>35</text:span></text:p>
            <text:p text:style-name="P7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_5f_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5. Install the Built Output</text:p>
          </draw:text-box>
        </draw:frame>
        <draw:frame presentation:style-name="pr5" draw:text-style-name="P7" draw:layer="layout" svg:width="25.2cm" svg:height="14cm" svg:x="1.4cm" svg:y="5cm" presentation:class="outline" presentation:user-transformed="true">
          <draw:text-box>
            <text:p text:style-name="P7"><text:span text:style-name="T4">$ </text:span><text:span text:style-name="T3">make install</text:span></text:p>
            <text:p text:style-name="P7"><text:span text:style-name="T7">...</text:span></text:p>
            <text:p text:style-name="P7"><text:span text:style-name="T7"><text:s/></text:span><text:span text:style-name="T7">/bin/mkdir -p '/home/bunny/tmp/install/bin'</text:span></text:p>
            <text:p text:style-name="P7"><text:span text:style-name="T7">...</text:span></text:p>
            <text:p text:style-name="P7"><text:span text:style-name="T7"><text:s text:c="2"/></text:span><text:span text:style-name="T7">src/ginstall src/chroot /home/bunny/tmp/install/bin</text:span></text:p>
            <text:p text:style-name="P7"><text:span text:style-name="T7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_5f_" presentation:presentation-page-layout-name="AL1T0">
        <office:forms form:automatic-focus="false" form:apply-design-mode="false"/>
        <draw:frame presentation:style-name="pr6" draw:layer="layout" svg:width="25.2cm" svg:height="12.179cm" svg:x="1.4cm" svg:y="5cm" presentation:class="subtitle">
          <draw:text-box>
            <text:p>Executing Progra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_5f_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Execute!</text:p>
          </draw:text-box>
        </draw:frame>
        <draw:frame presentation:style-name="pr5" draw:text-style-name="P7" draw:layer="layout" svg:width="25.2cm" svg:height="14cm" svg:x="1.4cm" svg:y="5cm" presentation:class="outline" presentation:user-transformed="true">
          <draw:text-box>
            <text:p text:style-name="P7"><text:span text:style-name="T4">kirk@ent:~$ </text:span><text:span text:style-name="T3">cd ~/tmp/install/bin</text:span></text:p>
            <text:p text:style-name="P7"><text:span text:style-name="T5">kirk@ent:~/tmp/install/bin$</text:span><text:span text:style-name="T3"> ./ls</text:span></text:p>
            <text:p text:style-name="P7"><text:span text:style-name="T7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_5f_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Execute from Anywhere</text:p>
          </draw:text-box>
        </draw:frame>
        <draw:frame presentation:style-name="pr5" draw:text-style-name="P7" draw:layer="layout" svg:width="25.2cm" svg:height="14cm" svg:x="1.4cm" svg:y="5cm" presentation:class="outline" presentation:user-transformed="true">
          <draw:text-box>
            <text:p text:style-name="P7"><text:span text:style-name="T4">kirk@ent:~$ </text:span><text:span text:style-name="T3">export PATH=~/tmp/install/bin:$PATH</text:span></text:p>
            <text:p text:style-name="P7"><text:span text:style-name="T5">kirk@ent:~$</text:span><text:span text:style-name="T3"> ls</text:span></text:p>
            <text:p text:style-name="P7"><text:span text:style-name="T7">... (newly built ls command runs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_5f_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Other Path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<text:span text:style-name="T8">PATH</text:span> variables contains list of directories where executable binaries are searched</text:p>
              </text:list-item>
              <text:list-item>
                <text:p><text:span text:style-name="T8">LD_LIBRARY_PATH</text:span> for libraries</text:p>
              </text:list-item>
              <text:list-item>
                <text:p><text:span text:style-name="T8">MANPATH</text:span> for man pages</text:p>
              </text:list-item>
              <text:list-item>
                <text:p><text:span text:style-name="T8">INFOPATH</text:span> for info pag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_5f_" presentation:presentation-page-layout-name="AL1T0">
        <office:forms form:automatic-focus="false" form:apply-design-mode="false"/>
        <draw:frame presentation:style-name="pr6" draw:layer="layout" svg:width="25.2cm" svg:height="12.179cm" svg:x="1.4cm" svg:y="5cm" presentation:class="subtitle">
          <draw:text-box>
            <text:p>Modify the Source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_5f_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Modify the Source</text:p>
          </draw:text-box>
        </draw:frame>
        <draw:frame presentation:style-name="pr5" draw:text-style-name="P7" draw:layer="layout" svg:width="25.2cm" svg:height="14cm" svg:x="1.4cm" svg:y="5cm" presentation:class="outline" presentation:user-transformed="true">
          <draw:text-box>
            <text:p text:style-name="P7"><text:span text:style-name="T4">kirk@ent:~/tmp/coreutils-8.23$ </text:span><text:span text:style-name="T3">nano src/ls.c</text:span></text:p>
            <text:p text:style-name="P7"><text:span text:style-name="T3">(make changes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0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_5f_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Recompile and Install</text:p>
          </draw:text-box>
        </draw:frame>
        <draw:frame presentation:style-name="pr5" draw:text-style-name="P7" draw:layer="layout" svg:width="25.2cm" svg:height="14cm" svg:x="1.4cm" svg:y="5cm" presentation:class="outline" presentation:user-transformed="true">
          <draw:text-box>
            <text:p text:style-name="P7"><text:span text:style-name="T4">kirk@ent:~/tmp/coreutils-8.23$ </text:span><text:span text:style-name="T3">make</text:span></text:p>
            <text:p text:style-name="P7"><text:span text:style-name="T7">... (only partial/quick compile)</text:span></text:p>
            <text:p text:style-name="P7"><text:span text:style-name="T7"/></text:p>
            <text:p text:style-name="P7"><text:span text:style-name="T5">kirk@ent:~/tmp/coreutils-8.23$</text:span><text:span text:style-name="T7"> </text:span><text:span text:style-name="T3">make install</text:span></text:p>
            <text:p text:style-name="P7"><text:span text:style-name="T7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_5f_" presentation:presentation-page-layout-name="AL1T0">
        <office:forms form:automatic-focus="false" form:apply-design-mode="false"/>
        <draw:frame presentation:style-name="pr6" draw:layer="layout" svg:width="25.2cm" svg:height="12.179cm" svg:x="1.4cm" svg:y="5cm" presentation:class="subtitle">
          <draw:text-box>
            <text:p>Creating the Build Syste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_5f_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Generating Configure Script</text:p>
          </draw:text-box>
        </draw:frame>
        <draw:custom-shape draw:style-name="gr9" draw:text-style-name="P2" xml:id="id5" draw:id="id5" draw:layer="layout" svg:width="6.2cm" svg:height="1.8cm" svg:x="10.4cm" svg:y="6.6cm">
          <text:p text:style-name="P1"><text:span text:style-name="T1">configure.ac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6" draw:id="id6" draw:layer="layout" svg:width="6cm" svg:height="1.8cm" svg:x="10.5cm" svg:y="14cm">
          <text:p text:style-name="P1"><text:span text:style-name="T1">config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13.5cm" svg:y1="8.4cm" svg:x2="13.5cm" svg:y2="14cm" draw:start-shape="id5" draw:start-glue-point="2" draw:end-shape="id6" svg:d="M13500 8400v5600" svg:viewBox="0 0 1 5601">
          <text:p/>
        </draw:connector>
        <draw:frame draw:style-name="gr5" draw:text-style-name="P5" draw:layer="layout" svg:width="6.983cm" svg:height="1.352cm" svg:x="14cm" svg:y="10.248cm">
          <draw:text-box>
            <text:p text:style-name="P4"><text:span text:style-name="T1">Autoconf &amp; M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_5f_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Auto-creating Initial configure.ac</text:p>
          </draw:text-box>
        </draw:frame>
        <draw:custom-shape draw:style-name="gr11" draw:text-style-name="P2" xml:id="id7" draw:id="id7" draw:layer="Layout" svg:width="6.2cm" svg:height="1.8cm" svg:x="10.4cm" svg:y="6.6cm">
          <text:p text:style-name="P1"><text:span text:style-name="T1">&lt;source_dir&gt;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8" draw:id="id8" draw:layer="Layout" svg:width="6cm" svg:height="1.8cm" svg:x="10.5cm" svg:y="14cm">
          <text:p text:style-name="P1"><text:span text:style-name="T1">configure.a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13.5cm" svg:y1="8.4cm" svg:x2="13.5cm" svg:y2="14cm" draw:start-shape="id7" draw:start-glue-point="2" draw:end-shape="id8" svg:d="M13500 8400v5600" svg:viewBox="0 0 1 5601">
          <text:p/>
        </draw:connector>
        <draw:frame draw:style-name="gr5" draw:text-style-name="P5" draw:layer="layout" svg:width="6.281cm" svg:height="1.352cm" svg:x="14cm" svg:y="10.248cm">
          <draw:text-box>
            <text:p text:style-name="P4"><text:span text:style-name="T1">Autosca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_5f_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Example configure.ac</text:p>
          </draw:text-box>
        </draw:frame>
        <draw:frame presentation:style-name="pr5" draw:text-style-name="P8" draw:layer="layout" svg:width="25.2cm" svg:height="14cm" svg:x="1.4cm" svg:y="5cm" presentation:class="outline" presentation:user-transformed="true">
          <draw:text-box>
            <text:p text:style-name="P8"><text:span text:style-name="T3">AC_INIT(hello, 2.0, </text:span><text:span text:style-name="T3"><text:a xlink:href="mailto:hello@example.org" xlink:type="simple">hello@example.org</text:a></text:span><text:span text:style-name="T3">)</text:span></text:p>
            <text:p text:style-name="P8"><text:span text:style-name="T3"/></text:p>
            <text:p text:style-name="P8"><text:span text:style-name="T3">AM_INIT_AUTOMAKE(hello, 2.0)</text:span></text:p>
            <text:p text:style-name="P8"><text:span text:style-name="T3"/></text:p>
            <text:p text:style-name="P8"><text:span text:style-name="T3">AC_OUTPUT(Makefile src/Makefile doc</text:span><text:span text:style-name="T3">/Makefile</text:span><text:span text:style-name="T3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5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_5f_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Generating Makefile</text:p>
          </draw:text-box>
        </draw:frame>
        <draw:custom-shape draw:style-name="gr11" draw:text-style-name="P2" xml:id="id9" draw:id="id9" draw:layer="Layout" svg:width="6.2cm" svg:height="1.8cm" svg:x="10.4cm" svg:y="6.6cm">
          <text:p text:style-name="P1"><text:span text:style-name="T1">Makefile.am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10" draw:id="id10" draw:layer="Layout" svg:width="6cm" svg:height="1.8cm" svg:x="10.5cm" svg:y="11.402cm">
          <text:p text:style-name="P1"><text:span text:style-name="T1">Makefile.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13.5cm" svg:y1="8.4cm" svg:x2="13.5cm" svg:y2="11.402cm" draw:start-shape="id9" draw:start-glue-point="2" draw:end-shape="id10" svg:d="M13500 8400v3002" svg:viewBox="0 0 1 3003">
          <text:p/>
        </draw:connector>
        <draw:frame draw:style-name="gr5" draw:text-style-name="P5" draw:layer="layout" svg:width="6.281cm" svg:height="1.352cm" svg:x="13.7cm" svg:y="9.2cm">
          <draw:text-box>
            <text:p text:style-name="P4"><text:span text:style-name="T1">Automake</text:span></text:p>
          </draw:text-box>
        </draw:frame>
        <draw:custom-shape draw:style-name="gr10" draw:text-style-name="P2" xml:id="id11" draw:id="id11" draw:layer="layout" svg:width="6cm" svg:height="1.8cm" svg:x="10.5cm" svg:y="16.2cm">
          <text:p text:style-name="P1"><text:span text:style-name="T1">Make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13.5cm" svg:y1="13.202cm" svg:x2="13.5cm" svg:y2="16.2cm" draw:start-shape="id10" draw:start-glue-point="2" draw:end-shape="id11" svg:d="M13500 13202v2998" svg:viewBox="0 0 1 2999">
          <text:p/>
        </draw:connector>
        <draw:frame draw:style-name="gr5" draw:text-style-name="P5" draw:layer="layout" svg:width="6.281cm" svg:height="1.352cm" svg:x="13.7cm" svg:y="13.848cm">
          <draw:text-box>
            <text:p text:style-name="P4"><text:span text:style-name="T1">configu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_5f_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Example Makefile.am</text:p>
          </draw:text-box>
        </draw:frame>
        <draw:frame presentation:style-name="pr5" draw:text-style-name="P8" draw:layer="layout" svg:width="25.2cm" svg:height="14cm" svg:x="1.4cm" svg:y="5cm" presentation:class="outline" presentation:user-transformed="true">
          <draw:text-box>
            <text:p text:style-name="P8"><text:span text:style-name="T3">bin_PROGRAMS = hello</text:span></text:p>
            <text:p text:style-name="P8"><text:span text:style-name="T3"/></text:p>
            <text:p text:style-name="P8"><text:span text:style-name="T3">hello_SOURCES = main.c hello.c hello.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7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References</text:p>
          </draw:text-box>
        </draw:frame>
        <draw:frame presentation:style-name="pr8" draw:layer="layout" svg:width="25.2cm" svg:height="14.8cm" svg:x="1.4cm" svg:y="4.7cm" presentation:class="outline" presentation:user-transformed="true">
          <draw:text-box>
            <text:list text:style-name="L3">
              <text:list-item>
                <text:p>GNU Autoconf, Automake and Libtool (Book): <text:a xlink:href="https://www.sourceware.org/autobook/" xlink:type="simple">https://www.sourceware.org/autobook/</text:a></text:p>
              </text:list-item>
              <text:list-item>
                <text:p>GNU Make Manual: <text:span text:style-name="T9">info make </text:span><text:span text:style-name="T10"><text:a xlink:href="https://www.gnu.org/software/make/manual" xlink:type="simple">https://www.gnu.org/software/make/manual</text:a></text:span></text:p>
              </text:list-item>
              <text:list-item>
                <text:p>GNU Automake Manual: <text:span text:style-name="T9">info automake</text:span> <text:a xlink:href="https://www.gnu.org/software/automake/manual" xlink:type="simple">https://www.gnu.org/software/automake/manual</text:a></text:p>
              </text:list-item>
              <text:list-item>
                <text:p>GNU Autoconf Manual: <text:span text:style-name="T9">info autoconf</text:span> <text:a xlink:href="https://www.gnu.org/software/autoconf/manual" xlink:type="simple">https://www.gnu.org/software/autoconf/manual</text:a></text:p>
              </text:list-item>
              <text:list-item>
                <text:p>GNU M4 Manual: <text:span text:style-name="T9">info m4 </text:span><text:span text:style-name="T10"><text:a xlink:href="https://www.gnu.org/software/m4/manual" xlink:type="simple">https://www.gnu.org/software/m4/manual</text:a></text:span></text:p>
              </text:list-item>
              <text:list-item>
                <text:p><text:span text:style-name="T10">GNU Libtool Manual: </text:span><text:span text:style-name="T9">info libtool</text:span><text:span text:style-name="T10"> </text:span><text:span text:style-name="T10"><text:a xlink:href="https://www.gnu.org/software/libtool/manual" xlink:type="simple">https://www.gnu.org/software/libtool/manual</text:a>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auto-grow-height="false" draw:fit-to-size="shrink-to-fit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_5f_-outline6" style:display-name="Inspiration_-outline6" style:family="presentation" style:parent-style-name="Inspiration_5f_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_5f_-outline7" style:display-name="Inspiration_-outline7" style:family="presentation" style:parent-style-name="Inspiration_5f_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_5f_-outline8" style:display-name="Inspiration_-outline8" style:family="presentation" style:parent-style-name="Inspir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_5f_-outline9" style:display-name="Inspiration_-outline9" style:family="presentation" style:parent-style-name="Inspir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3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office:forms form:automatic-focus="false" form:apply-design-mode="false"/>
      <draw:frame draw:style-name="Mgr3" draw:text-style-name="MP3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_5f_-title" draw:layer="backgroundobjects" svg:width="20cm" svg:height="2cm" svg:x="1.4cm" svg:y="1.6cm" presentation:class="title" presentation:placeholder="true">
        <draw:text-box/>
      </draw:frame>
      <draw:frame presentation:style-name="Inspiration_5f_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_5f_-title" draw:layer="backgroundobjects" svg:width="12.75cm" svg:height="9.56cm" svg:x="4.125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unny </meta:initial-creator>
    <meta:creation-date>2014-10-08T22:24:20.530872883</meta:creation-date>
    <dc:date>2014-10-17T07:58:32.016929163</dc:date>
    <dc:creator>Bunny </dc:creator>
    <meta:editing-duration>P1DT34M7S</meta:editing-duration>
    <meta:editing-cycles>92</meta:editing-cycles>
    <meta:generator>LibreOffice/4.3.1.2$Linux_X86_64 LibreOffice_project/430m0$Build-2</meta:generator>
    <meta:document-statistic meta:object-count="164"/>
  </office:meta>
</office:document-meta>
</file>